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671cm"/>
    </style:style>
    <style:style style:name="co3" style:family="table-column">
      <style:table-column-properties fo:break-before="auto" style:column-width="8.22cm"/>
    </style:style>
    <style:style style:name="co4" style:family="table-column">
      <style:table-column-properties fo:break-before="auto" style:column-width="3.011cm"/>
    </style:style>
    <style:style style:name="co5" style:family="table-column">
      <style:table-column-properties fo:break-before="auto" style:column-width="7.14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1.2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Digital Inputs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1" table:number-rows-repeated="4">
          <table:table-cell table:number-columns-repeated="7"/>
        </table:table-row>
        <table:table-row table:style-name="ro1">
          <table:table-cell office:value-type="string">
            <text:p>Channel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Description</text:p>
          </table:table-cell>
          <table:table-cell/>
          <table:table-cell office:value-type="string">
            <text:p>directly from GUI</text:p>
          </table:table-cell>
          <table:table-cell office:value-type="string">
            <text:p>GUI Elem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DI</text:p>
          </table:table-cell>
          <table:table-cell office:value-type="string">
            <text:p>CABIN_FLOOR_0</text:p>
          </table:table-cell>
          <table:table-cell office:value-type="string">
            <text:p>1 if pressed</text:p>
          </table:table-cell>
          <table:table-cell/>
          <table:table-cell office:value-type="string">
            <text:p>yes</text:p>
          </table:table-cell>
          <table:table-cell office:value-type="string">
            <text:p>Butto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I</text:p>
          </table:table-cell>
          <table:table-cell office:value-type="string">
            <text:p>CABIN_FLOOR_1</text:p>
          </table:table-cell>
          <table:table-cell office:value-type="string">
            <text:p>1 if pressed</text:p>
          </table:table-cell>
          <table:table-cell/>
          <table:table-cell office:value-type="string">
            <text:p>yes</text:p>
          </table:table-cell>
          <table:table-cell office:value-type="string">
            <text:p>Butto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I</text:p>
          </table:table-cell>
          <table:table-cell office:value-type="string">
            <text:p>CABIN_FLOOR_2</text:p>
          </table:table-cell>
          <table:table-cell office:value-type="string">
            <text:p>1 if pressed</text:p>
          </table:table-cell>
          <table:table-cell/>
          <table:table-cell office:value-type="string">
            <text:p>yes</text:p>
          </table:table-cell>
          <table:table-cell office:value-type="string">
            <text:p>Butto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I</text:p>
          </table:table-cell>
          <table:table-cell office:value-type="string">
            <text:p>CABIN_FLOOR_3</text:p>
          </table:table-cell>
          <table:table-cell office:value-type="string">
            <text:p>1 if pressed</text:p>
          </table:table-cell>
          <table:table-cell/>
          <table:table-cell office:value-type="string">
            <text:p>yes</text:p>
          </table:table-cell>
          <table:table-cell office:value-type="string">
            <text:p>Butto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I</text:p>
          </table:table-cell>
          <table:table-cell office:value-type="string">
            <text:p>CABIN_DOOR_IS_OPEN</text:p>
          </table:table-cell>
          <table:table-cell office:value-type="string">
            <text:p>1 if open, 0 if moving or closed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DI</text:p>
          </table:table-cell>
          <table:table-cell office:value-type="string">
            <text:p>CABIN_DOOR_IS_CLOSED</text:p>
          </table:table-cell>
          <table:table-cell office:value-type="string">
            <text:p>1 if closed, 0 if moving or open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DI</text:p>
          </table:table-cell>
          <table:table-cell office:value-type="string">
            <text:p>CABIN_DOOR_OVERLOAD</text:p>
          </table:table-cell>
          <table:table-cell office:value-type="string">
            <text:p>1 if opened or closed too far or if obstacle in door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DI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DI</text:p>
          </table:table-cell>
          <table:table-cell office:value-type="string">
            <text:p>FLOOR_0_DOWN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Button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DI</text:p>
          </table:table-cell>
          <table:table-cell office:value-type="string">
            <text:p>FLOOR_0_CABIN_AT_POSITION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I</text:p>
          </table:table-cell>
          <table:table-cell table:style-name="ce1" office:value-type="string">
            <text:p>FLOOR_1_UP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Button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DI</text:p>
          </table:table-cell>
          <table:table-cell table:style-name="ce1" office:value-type="string">
            <text:p>FLOOR_1_DOWN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Butto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DI</text:p>
          </table:table-cell>
          <table:table-cell table:style-name="ce1" office:value-type="string">
            <text:p>FLOOR_1_CABIN_AT_POSITION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DI</text:p>
          </table:table-cell>
          <table:table-cell office:value-type="string">
            <text:p>FLOOR_2_UP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Butto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DI</text:p>
          </table:table-cell>
          <table:table-cell office:value-type="string">
            <text:p>FLOOR_2_DOWN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Button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DI</text:p>
          </table:table-cell>
          <table:table-cell office:value-type="string">
            <text:p>FLOOR_2_CABIN_AT_POSITION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DI</text:p>
          </table:table-cell>
          <table:table-cell office:value-type="string">
            <text:p>FLOOR_3_UP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Button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DI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DI</text:p>
          </table:table-cell>
          <table:table-cell office:value-type="string">
            <text:p>FLOOR_3_CABIN_AT_POSITION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DI</text:p>
          </table:table-cell>
          <table:table-cell office:value-type="string">
            <text:p>ELEVATOR_ENGINE_OVERLOAD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DI</text:p>
          </table:table-cell>
          <table:table-cell table:number-columns-repeated="5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DI</text:p>
          </table:table-cell>
          <table:table-cell table:number-columns-repeated="5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DI</text:p>
          </table:table-cell>
          <table:table-cell table:number-columns-repeated="5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DI</text:p>
          </table:table-cell>
          <table:table-cell table:number-columns-repeated="5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DI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DI</text:p>
          </table:table-cell>
          <table:table-cell table:number-columns-repeated="5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DI</text:p>
          </table:table-cell>
          <table:table-cell table:number-columns-repeated="5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DI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DI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DI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DI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DI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TODO: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ecurity door on every floo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open button in cabin</text:p>
          </table:table-cell>
          <table:table-cell table:number-columns-repeated="4"/>
        </table:table-row>
      </table:table>
      <table:table table:name="Digital Outputs" table:style-name="ta1" table:print="false">
        <table:table-column table:style-name="co1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1" table:number-rows-repeated="4">
          <table:table-cell table:number-columns-repeated="7"/>
        </table:table-row>
        <table:table-row table:style-name="ro1">
          <table:table-cell office:value-type="string">
            <text:p>Channel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Description</text:p>
          </table:table-cell>
          <table:table-cell/>
          <table:table-cell office:value-type="string">
            <text:p>directly to GUI</text:p>
          </table:table-cell>
          <table:table-cell office:value-type="string">
            <text:p>GUI Elem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DO</text:p>
          </table:table-cell>
          <table:table-cell office:value-type="string">
            <text:p>CABIN_DOOR_DRIVE_ON</text:p>
          </table:table-cell>
          <table:table-cell office:value-type="string">
            <text:p>cabin door drive moves if 1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O</text:p>
          </table:table-cell>
          <table:table-cell office:value-type="string">
            <text:p>CABIN_DOOR_DRIVE_OPENS</text:p>
          </table:table-cell>
          <table:table-cell office:value-type="string">
            <text:p>only if CABIN_DOOR_DRIVE_ON is 1:</text:p>
            <text:p>cabin door drive opens door if 1</text:p>
            <text:p>cabin door drive closes door if 0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O</text:p>
          </table:table-cell>
          <table:table-cell office:value-type="string">
            <text:p>CABIN_DRIVE_ON</text:p>
          </table:table-cell>
          <table:table-cell office:value-type="string">
            <text:p>cabin drive moves if 1</text:p>
          </table:table-cell>
          <table:table-cell table:number-columns-repeated="3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O</text:p>
          </table:table-cell>
          <table:table-cell office:value-type="string">
            <text:p>CABIN_DRIVE_MOVES_UP</text:p>
          </table:table-cell>
          <table:table-cell office:value-type="string">
            <text:p>only if CABIN_DRIVE_ON is 1:</text:p>
            <text:p>cabin drive moves cabin up if 1</text:p>
            <text:p>cabin drive moves cabin down if 0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O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DO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DO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DO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DO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DO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O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DO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DO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DO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DO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DO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DO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DO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DO</text:p>
          </table:table-cell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DO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DO</text:p>
          </table:table-cell>
          <table:table-cell table:number-columns-repeated="5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DO</text:p>
          </table:table-cell>
          <table:table-cell table:number-columns-repeated="5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DO</text:p>
          </table:table-cell>
          <table:table-cell table:number-columns-repeated="5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DO</text:p>
          </table:table-cell>
          <table:table-cell table:number-columns-repeated="5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DO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DO</text:p>
          </table:table-cell>
          <table:table-cell table:number-columns-repeated="5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DO</text:p>
          </table:table-cell>
          <table:table-cell table:number-columns-repeated="5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DO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DO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DO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DO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DO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TODO: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output for LED on every button in cabin &amp; floors</text:p>
          </table:table-cell>
          <table:table-cell table:number-columns-repeated="4"/>
        </table:table-row>
      </table:table>
      <table:table table:name="Analog Outputs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1" table:number-rows-repeated="4">
          <table:table-cell table:number-columns-repeated="7"/>
        </table:table-row>
        <table:table-row table:style-name="ro1">
          <table:table-cell office:value-type="string">
            <text:p>Channel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Description</text:p>
          </table:table-cell>
          <table:table-cell/>
          <table:table-cell office:value-type="string">
            <text:p>directly to GUI</text:p>
          </table:table-cell>
          <table:table-cell office:value-type="string">
            <text:p>GUI Elem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AO</text:p>
          </table:table-cell>
          <table:table-cell office:value-type="string">
            <text:p>CABIN_FLOOR_DISPLAY</text:p>
          </table:table-cell>
          <table:table-cell office:value-type="string">
            <text:p>analog number shows in cabin display</text:p>
          </table:table-cell>
          <table:table-cell/>
          <table:table-cell office:value-type="string">
            <text:p>yes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3">23.01.2012</text:date>, <text:time>18:49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58M33S</meta:editing-duration>
    <meta:editing-cycles>16</meta:editing-cycles>
    <meta:generator>OpenOffice.org/3.3$Win32 OpenOffice.org_project/330m20$Build-9567</meta:generator>
    <dc:date>2012-01-23T18:49:52.21</dc:date>
    <dc:creator>Thomas Schuetz</dc:creator>
    <meta:document-statistic meta:table-count="3" meta:cell-count="209" meta:object-count="0"/>
    <meta:user-defined meta:name="Info 1"/>
    <meta:user-defined meta:name="Info 2"/>
    <meta:user-defined meta:name="Info 3"/>
    <meta:user-defined meta:name="Info 4"/>
  </office:meta>
</office:document-meta>
</file>